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wiss"/>
    <style:font-face style:name="Arial1" svg:font-family="Arial" style:font-family-generic="system" style:font-pitch="variable"/>
    <style:font-face style:name="Georgia" svg:font-family="Georgia" style:font-family-generic="roman"/>
    <style:font-face style:name="Georgia1" svg:font-family="Georgia" style:font-family-generic="roman" style:font-pitch="variable"/>
    <style:font-face style:name="Helvetica" svg:font-family="Helvetica, 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Heading_20_2">
      <style:text-properties style:font-name="Georgia1"/>
    </style:style>
    <style:style style:name="P3" style:family="paragraph" style:parent-style-name="Heading_20_1">
      <style:text-properties style:font-name="Georgia1"/>
    </style:style>
    <style:style style:name="P4" style:family="paragraph" style:parent-style-name="Title">
      <style:text-properties style:font-name="Georgia1"/>
    </style:style>
    <style:style style:name="P5" style:family="paragraph" style:parent-style-name="Body">
      <style:paragraph-properties fo:line-height="115%" fo:text-align="start" style:justify-single-word="false" style:writing-mode="lr-tb"/>
      <style:text-properties style:font-name="Georgia1" fo:font-size="12pt" officeooo:paragraph-rsid="000c58fc" style:font-size-asian="12pt" style:font-size-complex="12pt"/>
    </style:style>
    <style:style style:name="P6" style:family="paragraph" style:parent-style-name="Body">
      <style:paragraph-properties fo:line-height="115%" fo:text-align="start" style:justify-single-word="false" fo:break-before="page" style:writing-mode="lr-tb"/>
      <style:text-properties style:font-name="Georgia1" fo:font-size="12pt" officeooo:paragraph-rsid="000c58fc" style:font-name-asian="Georgia" style:font-size-asian="12pt" style:font-name-complex="Georgia1" style:font-size-complex="12pt"/>
    </style:style>
    <style:style style:name="P7" style:family="paragraph" style:parent-style-name="Body">
      <style:paragraph-properties fo:line-height="115%" fo:text-align="start" style:justify-single-word="false" style:writing-mode="lr-tb"/>
      <style:text-properties style:font-name="Georgia1" fo:font-size="12pt" officeooo:paragraph-rsid="000c58fc" style:font-name-asian="Georgia" style:font-size-asian="12pt" style:font-name-complex="Georgia1" style:font-size-complex="12pt"/>
    </style:style>
    <style:style style:name="P8" style:family="paragraph" style:parent-style-name="Body">
      <style:paragraph-properties fo:line-height="115%" fo:text-align="center" style:justify-single-word="false" style:writing-mode="lr-tb"/>
      <style:text-properties style:font-name="Georgia1" fo:font-size="12pt" officeooo:paragraph-rsid="000c58fc" style:font-name-asian="Georgia" style:font-size-asian="12pt" style:font-name-complex="Georgia1" style:font-size-complex="12pt"/>
    </style:style>
    <style:style style:name="P9" style:family="paragraph" style:parent-style-name="Header">
      <style:text-properties officeooo:rsid="000c2c87" officeooo:paragraph-rsid="00024ab3"/>
    </style:style>
    <style:style style:name="P10" style:family="paragraph" style:parent-style-name="Standard">
      <style:paragraph-properties fo:break-before="page"/>
      <style:text-properties fo:font-variant="normal" fo:text-transform="none" fo:color="#000000" loext:opacity="100%" style:text-outline="false" style:text-line-through-style="none" style:text-line-through-type="none" style:text-position="0% 100%" style:font-name="Georgia1" fo:font-size="12pt" fo:letter-spacing="normal" fo:language="en" fo:country="US" fo:font-style="normal" fo:text-shadow="none" style:text-underline-style="none" fo:font-weight="normal" officeooo:paragraph-rsid="000c58fc" style:letter-kerning="true" fo:background-color="transparent" style:font-name-asian="Arial Unicode MS" style:font-size-asian="12pt" style:font-style-asian="normal" style:font-weight-asian="normal" style:font-name-complex="Georgia1" style:font-size-complex="12pt" style:language-complex="en" style:country-complex="US" style:font-style-complex="normal" style:font-weight-complex="normal" style:text-scale="100%" text:display="true"/>
    </style:style>
    <style:style style:name="P11" style:family="paragraph" style:parent-style-name="Standard">
      <style:paragraph-properties fo:text-align="center" style:justify-single-word="false"/>
      <style:text-properties style:font-name="Georgia1" fo:font-size="12pt" fo:language="en" fo:country="US" officeooo:rsid="000c58fc" officeooo:paragraph-rsid="000c58fc" style:font-size-asian="12pt" style:font-name-complex="Georgia1" style:font-size-complex="12pt"/>
    </style:style>
    <style:style style:name="P12" style:family="paragraph" style:parent-style-name="Standard">
      <style:paragraph-properties fo:text-align="center" style:justify-single-word="false"/>
      <style:text-properties style:font-name="Georgia1" fo:font-size="12pt" fo:language="en" fo:country="US" officeooo:paragraph-rsid="000c58fc" style:font-size-asian="12pt" style:font-name-complex="Georgia1" style:font-size-complex="12pt"/>
    </style:style>
    <style:style style:name="P13" style:family="paragraph" style:parent-style-name="Standard">
      <style:text-properties style:font-name="Georgia1" fo:font-size="12pt" officeooo:paragraph-rsid="000c58fc" style:font-size-asian="12pt" style:font-name-complex="Georgia1" style:font-size-complex="12pt"/>
    </style:style>
    <style:style style:name="P14" style:family="paragraph" style:parent-style-name="Standard">
      <style:text-properties style:font-name="Georgia1" fo:font-size="12pt" officeooo:paragraph-rsid="000c58fc" style:font-size-asian="12pt" style:font-size-complex="12pt"/>
    </style:style>
    <style:style style:name="P15" style:family="paragraph" style:parent-style-name="Standard">
      <style:text-properties style:font-name="Georgia1" fo:font-size="12pt" officeooo:paragraph-rsid="000c58fc" style:font-name-asian="Georgia" style:font-size-asian="12pt" style:font-name-complex="Georgia1" style:font-size-complex="12pt"/>
    </style:style>
    <style:style style:name="T1" style:family="text">
      <style:text-properties style:font-name-asian="Georgia"/>
    </style:style>
    <style:style style:name="T2" style:family="text">
      <style:text-properties style:font-name-asian="Georgia" style:font-name-complex="Georgia1"/>
    </style:style>
    <style:style style:name="T3" style:family="text">
      <style:text-properties fo:font-variant="normal" fo:text-transform="none" fo:color="#000000" loext:opacity="100%" style:text-outline="false" style:text-line-through-style="none" style:text-line-through-type="none" style:text-position="0% 100%" fo:letter-spacing="normal" fo:font-style="normal" fo:text-shadow="none" style:text-underline-style="none" fo:font-weight="normal" style:letter-kerning="true" fo:background-color="transparent" loext:char-shading-value="0" style:font-name-asian="Arial Unicode MS" style:font-style-asian="normal" style:font-weight-asian="normal" style:language-complex="en" style:country-complex="US" style:font-style-complex="normal" style:font-weight-complex="normal" style:text-scale="100%" text:display="true"/>
    </style:style>
    <style:style style:name="T4" style:family="text">
      <style:text-properties style:font-name="Georgia1" fo:font-size="11pt" fo:language="en" fo:country="US" style:font-name-asian="Georgia1" style:font-size-asian="11pt" style:font-name-complex="Georgia1" style:font-size-complex="11pt"/>
    </style:style>
    <style:style style:name="T5" style:family="text">
      <style:text-properties style:font-name="Georgia1" fo:font-size="11pt" fo:language="en" fo:country="US" style:font-size-asian="11pt" style:font-name-complex="Georgia1" style:font-size-complex="11pt"/>
    </style:style>
    <style:style style:name="T6" style:family="text">
      <style:text-properties style:font-name="Georgia1" fo:font-size="11pt" style:font-size-asian="11pt" style:font-name-complex="Georgia1" style:font-size-complex="11pt"/>
    </style:style>
    <style:style style:name="T7" style:family="text">
      <style:text-properties style:font-name="Georgia1" fo:font-size="11pt" style:font-name-asian="Georgia" style:font-size-asian="11pt" style:font-name-complex="Georgia1" style:font-size-complex="11pt"/>
    </style:style>
    <style:style style:name="T8" style:family="text">
      <style:text-properties style:font-name="Georgia1" fo:language="en" fo:country="US" style:font-name-asian="Georgia1" style:font-name-complex="Georgia1"/>
    </style:style>
    <style:style style:name="T9" style:family="text">
      <style:text-properties style:font-name="Georgia1" fo:language="en" fo:country="US" style:font-name-complex="Georgia1"/>
    </style:style>
    <style:style style:name="T10" style:family="text">
      <style:text-properties style:font-name="Georgia1" fo:language="fr" fo:country="FR" style:font-name-complex="Georgia1"/>
    </style:style>
    <style:style style:name="T11" style:family="text">
      <style:text-properties style:font-name="Georgia1" style:font-name-asian="Georgia" style:font-name-complex="Georgia1"/>
    </style:style>
    <style:style style:name="T12" style:family="text">
      <style:text-properties style:font-name="Georgia1" style:font-name-complex="Georgia1"/>
    </style:style>
    <style:style style:name="T13" style:family="text">
      <style:text-properties style:font-name="Georgia1" style:font-name-asian="Georgia1" style:font-name-complex="Georgia1"/>
    </style:style>
    <style:style style:name="T14" style:family="text">
      <style:text-properties style:font-name="Georgia1" style:rfc-language-tag="es-ES-u-co-trad" fo:language="es" fo:country="ES" style:font-name-complex="Georgia1"/>
    </style:style>
    <style:style style:name="T15" style:family="text">
      <style:text-properties style:font-name="Georgia1" fo:language="nl" fo:country="NL" style:font-name-complex="Georgia1"/>
    </style:style>
    <style:style style:name="T16" style:family="text">
      <style:text-properties style:font-name="Georgia1" fo:language="pt" fo:country="PT" style:font-name-complex="Georgia1"/>
    </style:style>
    <style:style style:name="T17" style:family="text">
      <style:text-properties style:font-name="Georgia1" fo:language="da" fo:country="DK" style:font-name-complex="Georgia1"/>
    </style:style>
    <style:style style:name="T18" style:family="text">
      <style:text-properties style:font-name="Georgia1" fo:language="sv" fo:country="SE" style:font-name-complex="Georgia1"/>
    </style:style>
    <style:style style:name="T19" style:family="text">
      <style:text-properties style:font-name="Georgia1" fo:language="de" fo:country="DE" style:font-name-complex="Georgia1"/>
    </style:style>
    <style:style style:name="T20" style:family="text">
      <style:text-properties fo:language="en" fo:country="US"/>
    </style:style>
    <style:style style:name="T21" style:family="text">
      <style:text-properties fo:language="en" fo:country="US" style:font-name-asian="Georgia1" style:font-name-complex="Georgia1"/>
    </style:style>
    <style:style style:name="T22" style:family="text">
      <style:text-properties fo:language="en" fo:country="US" style:font-name-complex="Georgia1"/>
    </style:style>
    <style:style style:name="T23" style:family="text">
      <style:text-properties style:font-name-complex="Georgia1"/>
    </style:style>
    <style:style style:name="T24" style:family="text">
      <style:text-properties fo:language="fr" fo:country="FR" style:font-name-complex="Georgia1"/>
    </style:style>
    <style:style style:name="T25" style:family="text">
      <style:text-properties style:font-name-asian="Georgia1" style:font-name-complex="Georgia1"/>
    </style:style>
    <style:style style:name="T26" style:family="text">
      <style:text-properties style:rfc-language-tag="es-ES-u-co-trad" fo:language="es" fo:country="ES" style:font-name-complex="Georgia1"/>
    </style:style>
    <style:style style:name="T27" style:family="text">
      <style:text-properties fo:language="nl" fo:country="NL" style:font-name-complex="Georgia1"/>
    </style:style>
    <style:style style:name="T28" style:family="text">
      <style:text-properties fo:language="pt" fo:country="PT" style:font-name-complex="Georgia1"/>
    </style:style>
    <style:style style:name="T29" style:family="text">
      <style:text-properties fo:language="da" fo:country="DK" style:font-name-complex="Georgia1"/>
    </style:style>
    <style:style style:name="T30" style:family="text">
      <style:text-properties fo:language="sv" fo:country="SE" style:font-name-complex="Georgia1"/>
    </style:style>
    <style:style style:name="T31" style:family="text">
      <style:text-properties fo:language="de" fo:country="DE" style:font-name-complex="Georg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Meeting</text:p>
      <text:p text:style-name="P11">by Kyle Eggleston</text:p>
      <text:p text:style-name="P12"/>
      <text:h text:style-name="P3" text:outline-level="1">Chapter One</text:h>
      <text:h text:style-name="P2" text:outline-level="2">The Sleeper</text:h>
      <text:p text:style-name="P13"/>
      <text:p text:style-name="P14"><text:span text:style-name="T21"><text:s text:c="5"/></text:span><text:span text:style-name="T22">Looking out across the night sky he waited. Waiting for her to arrive. Sitting on his back porch smoking a cigar. Taking a deep breath in he smiled. It was good to be back where he belonged. Prison had been hell. No one knew hell like the ones who had been there. Smiling, he was glad. He beat the system. Found not guilty. It had only taken four years of his life for that to happen. Now as a time for optimism. He no longer had to listen to the screams or the beatings that prison <text:s/>had given him. The nightmares were bad enough. Always waiting for him. Waiting to invade his peaceful dreams. With nights like those, there wasn’t anyway he could find a solution to his problems. He was innocent. He was innocent, wasn’t he?</text:span></text:p>
      <text:p text:style-name="P14"><text:span text:style-name="T21"><text:s text:c="5"/></text:span><text:span text:style-name="T22">Thunder rolled in the distance causing Adam to jump out from his train of thought. Looking to the East he saw a storm coming. Oh storm, Adam thought. Go away. Just go away. There’s no need for your presence here tonight. Go along your way. Standing up, Adam walked into the house to wait out the storm inside.</text:span></text:p>
      <text:p text:style-name="P14"><text:span text:style-name="T21"><text:s text:c="5"/></text:span><text:span text:style-name="T22">Resting on a couch he looked at a chess board. Thinking of the different moves his opponent could take, Adam planned out his moves accordingly. No matter which way he moved the game would end quickly. He would be the victor. Adam enjoyed that thought. Being able to win was something that he enjoyed. It wasn’t the fact that he beat someone but the fact that he accomplished something. A personal best added to his list of accomplishments. A personal score card was kept in his mind. If he didn’t win, Adam wouldn’t sleep until he figured out why he didn’t win. Meticulously thinking it all through making sure it all made sense. That’s how Adam’s mind worked. Some would say it was due to over thinking, but Adam felt otherwise. He felt it was his way of covering all of his bases.</text:span></text:p>
      <text:p text:style-name="P14"><text:span text:style-name="T21"><text:s text:c="5"/></text:span><text:span text:style-name="T22">Adam wasn’t one to enjoy surprises or being sneaked up on. Maybe he was a tad paranoid. Over the course of his life of 20 years, he always wanted to know what was going on at any given moment. Sometimes this worked to his advantage, other times it didn’t. It used to bother him and fill his mind with worry, doubt, confusion and sometimes depression. Adam got through all that. Drugs wasn’t the answer. Just clearing his mind from everything else would be the key. The doctors had been right all along. His psychiatrist figured it best for Adam to live alone in the country somewhere. Which is what brought him to where he resides.</text:span></text:p>
      <text:p text:style-name="P14"><text:span text:style-name="T21"><text:s text:c="5"/></text:span><text:span text:style-name="T22">Waiting on her. He was always waiting on her it seemed. Adam grew tired of the waiting. Tired of the constant reminding himself to be patient. He wanted things his way. If people took too long like his companion, he would have to continue the game without her.</text:span></text:p>
      <text:p text:style-name="P14"><text:soft-page-break/><text:span text:style-name="T21"><text:s text:c="5"/></text:span><text:span text:style-name="T22">Adam reached for a chess piece and began to move it. Stopping midway he slapped his wrist. Don’t do that. You move that piece and you’ll lose for sure. Looking to the knight he pondered for another moment. He moved the piece. As the wooden chess piece made contact with the marble board thunder shook the house. Lightning lit up the interior as it flashed. Outside small creatures went running for cover. Adam looked at the clock. Twenty-Five minutes late now. She isn’t coming. He thought. If she was she would have called by now. There’s no saying where she went or what she’s up to.</text:span></text:p>
      <text:p text:style-name="P14"><text:span text:style-name="T21"><text:s text:c="5"/></text:span><text:span text:style-name="T22">Picking up the sides of the chessboard, Adam closed it in on itself. The pieces dropped into the table it was sitting on and the board laid flat against itself easing into the table as well. With the table now clear, Adam walked over and made himself a Martini with two olives. Walking back over to the couch, he sat back down. Resting his Martini on the table where the chessboard had rested.</text:span></text:p>
      <text:p text:style-name="P14"><text:span text:style-name="T21"><text:s text:c="5"/></text:span><text:span text:style-name="T22">Adam took a sip of his drink. As the alcohol burned his throat on the way down, Adam could only think of one thing. He had made it stronger than usual. Shaking his head, he continued to drink his drink. It would only take a few minutes. He wouldn’t remember or feel the gag reflex. The alcohol would cure that until he woke up sober and hungover in the morning. Drinking was the way he cured whatever pain he was in. Currently the anxiety over the thunder was giving him quite a blow.</text:span></text:p>
      <text:p text:style-name="P14"><text:span text:style-name="T21"><text:s text:c="5"/></text:span><text:span text:style-name="T22">Looking to the cigar in his hand Adam wondered how he had forgotten about it. He took another long drag from it. Blowing smoke rings he laughed. The rings of smoke had always been a favorite of his. Now his evening, however so ruined, was complete. Relaxing back into the sofa, he drank and smoked until he passed out.</text:span></text:p>
      <text:p text:style-name="P10"/>
      <text:h text:style-name="P3" text:outline-level="1">Chapter Two</text:h>
      <text:h text:style-name="P2" text:outline-level="2">The Alcoholic</text:h>
      <text:p text:style-name="P15"/>
      <text:p text:style-name="P5"><text:span text:style-name="T21"><text:s text:c="5"/></text:span><text:span text:style-name="T22">Sharon walked through the front door of the house and into the living room. Sighing at Adam passed out on the couch she picked up his unfinished Martini and his cigar. Sharon put out the cigar and left it in the ashtray. Taking a look at the Martini, she smelled it and then took a sip. Spitting it out she sighed. Amateur she thought. Walking into the kitchen, she poured the drink down the drain and placed the glass in the sink.</text:span></text:p>
      <text:p text:style-name="P5"><text:span text:style-name="T21"><text:s text:c="5"/></text:span><text:span text:style-name="T22">Looking over to the fridge she smiled. Beer sounded like a good plan. She wasn</text:span><text:span text:style-name="T24">’</text:span><text:span text:style-name="T22">t in the mood for something fancy, just a quick buzz. Opening the fridge, she pulled out a six pack of Corona and popped a top off one of the bottles. The cap flew across the kitchen into the garbage can.</text:span></text:p>
      <text:p text:style-name="P5"><text:span text:style-name="T21"><text:s text:c="5"/></text:span><text:span text:style-name="T22">Sharon took a sip of the golden liquid. Cold and refreshing, she smiled. Looking down at her clothes she laughed. Dressed up and nowhere to go. She would have to fix that. Putting the bottle of beer down on the counter she walked through the living room and into the master bedroom to fetch some more appropriate clothes.</text:span></text:p>
      <text:p text:style-name="P5"><text:span text:style-name="T21"><text:s text:c="5"/></text:span><text:span text:style-name="T22">Walking into the bedroom, Sharon turned left into a walk in closet. Racks and racks of clothes hung on the walls. Dress shirts, slacks, ties, tuxedos. She shook her head. None of it would do. What kind of person lived here, she thought. Where are the normal clothes? Looking above her, she saw a baseball cap. Perfect!</text:span></text:p>
      <text:p text:style-name="P5"><text:span text:style-name="T21"><text:s text:c="5"/></text:span><text:span text:style-name="T22">Sharon stood on her tiptoes as she reached for it. Grabbing the ball cap from the top shelf, she looked at it. Giants huh? He</text:span><text:span text:style-name="T24">’</text:span><text:span text:style-name="T22">s a Giants fan? She laughed. Watever. Well, if there</text:span><text:span text:style-name="T24">’</text:span><text:span text:style-name="T22">s a ball cap, there</text:span><text:span text:style-name="T24">’</text:span><text:span text:style-name="T22">s for sure to be... she continued to look around. A sweatshirt and jeans. Exactly what she needed.</text:span></text:p>
      <text:p text:style-name="P5"><text:span text:style-name="T21"><text:s text:c="5"/></text:span><text:span text:style-name="T22">Slipping off her shoes, she unzipped her dress and tossed it to the side. A full length mirror was on the door. She looked into it and smiled. Beautiful as ever, she thought. Her blond hair shined in the light and her green eyes sparkled. Pulling on the sweatshirt she frowned. There went any hope for showing off her figure. Oh well, not expecting company. It shouldn</text:span><text:span text:style-name="T24">’</text:span><text:span text:style-name="T22">t be a problem. She slipped on the jeans as well.</text:span></text:p>
      <text:p text:style-name="P5"><text:span text:style-name="T21"><text:s text:c="5"/></text:span><text:span text:style-name="T22">Turning out the closet light, Sharon left the room and headed back to the kitchen where her beer was waiting.</text:span></text:p>
      <text:p text:style-name="P5"><text:span text:style-name="T21"><text:s text:c="5"/></text:span><text:span text:style-name="T22">Passing by the couch, she looked at Adam. I should probably put him somewhere. She thought. Nah. He</text:span><text:span text:style-name="T24">’</text:span><text:span text:style-name="T22">ll figure things out later. Shouldn</text:span><text:span text:style-name="T24">’</text:span><text:span text:style-name="T22">t have drank that much to begin with. Can</text:span><text:span text:style-name="T24">’</text:span><text:span text:style-name="T22">t hold his liquor worth a damn.</text:span></text:p>
      <text:p text:style-name="P5"><text:soft-page-break/><text:span text:style-name="T21"><text:s text:c="5"/></text:span><text:span text:style-name="T22">Walking back into the kitchen, Sharon grabbed her beer and sat on the counter. Hearing the front door, Sharon dropped down to the floor and slithered across the kitchen down to the basement. She could hide there so whoever just walked in wouldn</text:span><text:span text:style-name="T24">’</text:span><text:span text:style-name="T22">t mess with her. Unless he decided to explore the house. That could be a problem.</text:span></text:p>
      <text:p text:style-name="P5"><text:span text:style-name="T21"><text:s text:c="5"/></text:span><text:span text:style-name="T22">Better hide good. She thought. Better hide your ass so good they won</text:span><text:span text:style-name="T24">’</text:span><text:span text:style-name="T22">t find you. Taking one last look at the beer on the counter she swore under her breath. Dammit, now what are you gonna drink?</text:span></text:p>
      <text:p text:style-name="P6"/>
      <text:h text:style-name="P3" text:outline-level="1">Chapter Three</text:h>
      <text:h text:style-name="P2" text:outline-level="2">The Gambler</text:h>
      <text:p text:style-name="P7"/>
      <text:p text:style-name="P5"><text:span text:style-name="T21"><text:s text:c="5"/></text:span><text:span text:style-name="T22">Violet walked through the front door carrying a bag that made clicking noises as she walked. The sound of loose change and poker chips could be heard echoing throughout the house. Holding the bag with both hands she bumped against the door to close it. The door slammed shut.</text:span></text:p>
      <text:p text:style-name="P5"><text:span text:style-name="T21"><text:s text:c="5"/></text:span><text:span text:style-name="T22">Adam roused a little on the couch but fell back asleep snoring loudly.</text:span></text:p>
      <text:p text:style-name="P5"><text:span text:style-name="T21"><text:s text:c="5"/></text:span><text:span text:style-name="T22">Violet tiptoed across the entryway to the living room. Her sparkling dress lit up the room almost as bright as the lights did. Looking down on the couch she saw Adam. Poor kid wasted and passed out again. Someday he</text:span><text:span text:style-name="T24">’</text:span><text:span text:style-name="T22">ll learn.</text:span></text:p>
      <text:p text:style-name="P5"><text:span text:style-name="T21"><text:s text:c="5"/></text:span><text:span text:style-name="T22">Looking to her winnings, she smiled. Three hours of hard work had finally paid off. The folks had always told her she couldn</text:span><text:span text:style-name="T24">’</text:span><text:span text:style-name="T22">t get through life by playing card games alone. She had proved them wrong. Only took one hard lesson in jail to figure out how not to be caught card counting of course, but she was learning from her mistakes.</text:span></text:p>
      <text:p text:style-name="P5"><text:span text:style-name="T21"><text:s text:c="5"/></text:span><text:span text:style-name="T22">Violet headed towards the stairs. Slipping her shoes off, she set foot on the first step. It squeaked. She looked down at the step. You didn</text:span><text:span text:style-name="T24">’</text:span><text:span text:style-name="T22">t use to squeak, Violet thought. Better take them two at a time. Skipping a step she ran up the flight of stairs trying to keep the squeaking down to a minimum.</text:span></text:p>
      <text:p text:style-name="P5"><text:span text:style-name="T21"><text:s text:c="5"/></text:span><text:span text:style-name="T22">Upon reaching the top floor she looked back down. Adam was still asleep. Lucky bastard being able to sleep through almost anything. Violet felt the carpet on the bottom of her feet as she walked down the hallway. It tickled a little. At the end of the hall was her goal, a private office. Stepping inside the office, she sat down at the desk and started to count her winnings by hundreds. Two thousand dollars later she smiled even more.</text:span></text:p>
      <text:p text:style-name="P5"><text:span text:style-name="T21"><text:s text:c="5"/></text:span><text:span text:style-name="T22">It was time for a celebratory smoke. Flipping open a cigar box she pulled out a cuban. He won</text:span><text:span text:style-name="T24">’</text:span><text:span text:style-name="T22">t mind if I have one cigar. She thought. Cutting off the end, she lit the cigar and put it in her mouth. </text:span><text:span text:style-name="T23">“Mama</text:span><text:span text:style-name="T24">’</text:span><text:span text:style-name="T22">s a winner</text:span><text:span text:style-name="T23">” </text:span><text:span text:style-name="T22">Violet said as she started smoking it.</text:span></text:p>
      <text:p text:style-name="P6"/>
      <text:h text:style-name="P3" text:outline-level="1">Chapter Four</text:h>
      <text:h text:style-name="P2" text:outline-level="2">The Reader</text:h>
      <text:p text:style-name="P7"/>
      <text:p text:style-name="P5"><text:span text:style-name="T21"><text:s text:c="5"/></text:span><text:span text:style-name="T22">Tim sat in the corner of the room. No one had noticed him. It was typical for him. He was an introvert, never volunteering anything. People could walk on by and not give him a second look, or a first one for that matter, and he was good.</text:span></text:p>
      <text:p text:style-name="P5"><text:span text:style-name="T21"><text:s text:c="5"/></text:span><text:span text:style-name="T22">Looking around he thought about going into the kitchen. No, that</text:span><text:span text:style-name="T24">’</text:span><text:span text:style-name="T22">s where Sharon had gone. Don</text:span><text:span text:style-name="T24">’</text:span><text:span text:style-name="T22">t want to confront her in case she</text:span><text:span text:style-name="T24">’</text:span><text:span text:style-name="T22">s still there. No reason to. Sighing, he shifted in his chair and pulled out his book. Turning to chapter thirteen, Tim continued reading from where he had left off the day before. The book was finally providing some interesting substance. Something useful to take home. It wasn</text:span><text:span text:style-name="T24">’</text:span><text:span text:style-name="T22">t like television. Books were a way for the mind to open up. To explore and advance in ways that were difficult to do with video like television and movies. The imagination was of little use in those environments. But when reading a book the possibilities were endless.</text:span></text:p>
      <text:p text:style-name="P5"><text:span text:style-name="T21"><text:s text:c="5"/></text:span><text:span text:style-name="T22">Smelling cigar smoke, Tim stood from his chair and walked outside. The fresh cold air hitting him as he opened the door. The smell of rain falling. The thunder had stopped as well as the lightning. It was just a gentle rain now.</text:span></text:p>
      <text:p text:style-name="P5"><text:span text:style-name="T21"><text:s text:c="5"/></text:span><text:span text:style-name="T22">Sitting down on a porch swing, Tim got comfortable. Pushing off on the swing, he let it rock back and forth. Tim put his legs up on one end of the swing and relaxed; his head on top of a pillow at the other end. The swing rocking back and forth to a gentle rhythm.</text:span></text:p>
      <text:p text:style-name="P5"><text:span text:style-name="T21"><text:s text:c="5"/></text:span><text:span text:style-name="T22">Tim smiled as he drew the book closer fully immersing himself into it and letting go of the reality that was around him.</text:span></text:p>
      <text:p text:style-name="P6"/>
      <text:h text:style-name="P3" text:outline-level="1">Chapter Five</text:h>
      <text:h text:style-name="P2" text:outline-level="2">The Prostitute</text:h>
      <text:p text:style-name="P7"/>
      <text:p text:style-name="P5"><text:span text:style-name="T21"><text:s text:c="5"/></text:span><text:span text:style-name="T22">The front door opened again. Helen walked in through the living room and into the kitchen. Seeing the half drunken beer bottle she turned her nose up a little at it. Damn you Frank. She thought. Drinking and sports never mix. Pausing she looked at the bottle, there was lipstick around the edge. Sharon. Of course. Now it made sense. Probably hiding again.</text:span></text:p>
      <text:p text:style-name="P5"><text:span text:style-name="T21"><text:s text:c="5"/></text:span><text:span text:style-name="T22">Helen looked around. No one was around that she could see. Pulling cash out of her bra, she started counting it. It had been a rather successful night for her. Two blow jobs, a handy, and a full on sex encounter. Not bad for a school night. She snickered. Helen placed the cash back in her bra and walked to the basement entrance. Upon opening it she looked down at Sharon.</text:span></text:p>
      <text:p text:style-name="P5"><text:span text:style-name="T21"><text:s text:c="5"/></text:span><text:span text:style-name="T25">“</text:span><text:span text:style-name="T22">Oh, there you are.</text:span><text:span text:style-name="T23">” </text:span><text:span text:style-name="T22">She said.</text:span></text:p>
      <text:p text:style-name="P5"><text:span text:style-name="T21"><text:s text:c="5"/></text:span><text:span text:style-name="T26">Sharon looked up. </text:span><text:span text:style-name="T23">“Hi Helen.”</text:span></text:p>
      <text:p text:style-name="P5"><text:span text:style-name="T21"><text:s text:c="5"/></text:span><text:span text:style-name="T25">“</text:span><text:span text:style-name="T22">Hiding from people again?</text:span><text:span text:style-name="T23">”</text:span></text:p>
      <text:p text:style-name="P5"><text:span text:style-name="T21"><text:s text:c="5"/></text:span><text:span text:style-name="T26">Sharon nodded.</text:span></text:p>
      <text:p text:style-name="P5"><text:span text:style-name="T21"><text:s text:c="5"/></text:span><text:span text:style-name="T25">“</text:span><text:span text:style-name="T22">I figured as much. Helen said. </text:span><text:span text:style-name="T23">“</text:span><text:span text:style-name="T27">Scoot over, let</text:span><text:span text:style-name="T24">’</text:span><text:span text:style-name="T22">s have a talk.</text:span><text:span text:style-name="T23">”</text:span></text:p>
      <text:p text:style-name="P5"><text:span text:style-name="T21"><text:s text:c="5"/></text:span><text:span text:style-name="T22">Sharon turned around on a step and made room for Helen who sat down. Sharon looked up to Helen. Helen had always carried such confidence about her. Something that Sharon lacked but badly wanted in her life.</text:span></text:p>
      <text:p text:style-name="P5"><text:span text:style-name="T21"><text:s text:c="5"/></text:span><text:span text:style-name="T25">“</text:span><text:span text:style-name="T22">Did you bring my beer?</text:span><text:span text:style-name="T23">” </text:span><text:span text:style-name="T22">Sharon asked.</text:span></text:p>
      <text:p text:style-name="P5"><text:span text:style-name="T21"><text:s text:c="5"/></text:span><text:span text:style-name="T22">Helen looked back on the counter. </text:span><text:span text:style-name="T23">“</text:span><text:span text:style-name="T28">Nope, sorry kiddo.</text:span><text:span text:style-name="T23">” </text:span><text:span text:style-name="T22">She said. </text:span><text:span text:style-name="T23">“</text:span><text:span text:style-name="T22">You really should stop all of that. Your liver will hate you someday for it all.</text:span><text:span text:style-name="T23">”</text:span></text:p>
      <text:p text:style-name="P5"><text:span text:style-name="T21"><text:s text:c="5"/></text:span><text:span text:style-name="T26">Sharon nodded. </text:span><text:span text:style-name="T23">“</text:span><text:span text:style-name="T22">Yeah I know. That</text:span><text:span text:style-name="T24">’</text:span><text:span text:style-name="T22">s what the doc keeps telling me. I can</text:span><text:span text:style-name="T24">’</text:span><text:span text:style-name="T22">t help it though. My liver needs company. It</text:span><text:span text:style-name="T24">’</text:span><text:span text:style-name="T22">s how I tell it it</text:span><text:span text:style-name="T24">’</text:span><text:span text:style-name="T22">s loved.</text:span><text:span text:style-name="T23">”</text:span></text:p>
      <text:p text:style-name="P5"><text:span text:style-name="T21"><text:s text:c="5"/></text:span><text:span text:style-name="T29">Helen laughed. </text:span><text:span text:style-name="T23">“</text:span><text:span text:style-name="T22">Right. Just how I tell my privates they</text:span><text:span text:style-name="T24">’</text:span><text:span text:style-name="T22">re loved by letting strangers have their way with me? Uh no. I just need the money.</text:span><text:span text:style-name="T23">”</text:span></text:p>
      <text:p text:style-name="P5"><text:span text:style-name="T21"><text:s text:c="5"/></text:span><text:span text:style-name="T22">Sharon looked to Helen and smiled. </text:span><text:span text:style-name="T23">“</text:span><text:span text:style-name="T22">Hel? How do you do it?</text:span><text:span text:style-name="T23">”</text:span></text:p>
      <text:p text:style-name="P5"><text:span text:style-name="T21"><text:s text:c="5"/></text:span><text:span text:style-name="T25">“</text:span><text:span text:style-name="T22">Do what?</text:span><text:span text:style-name="T23">”</text:span><text:span text:style-name="T22"> <text:s text:c="4"/></text:span></text:p>
      <text:p text:style-name="P5"><text:span text:style-name="T21"><text:s text:c="5"/></text:span><text:span text:style-name="T25">“</text:span><text:span text:style-name="T22">How do you have so much confidence about you?</text:span><text:span text:style-name="T23">” </text:span><text:span text:style-name="T22">Sharon asked.</text:span></text:p>
      <text:p text:style-name="P5"><text:span text:style-name="T21"><text:s text:c="5"/></text:span><text:span text:style-name="T22">Helen stopped and thought about it for a bit. She had never thought that one through before. It was just something she had. Helen figured as long as she didn</text:span><text:span text:style-name="T24">’</text:span><text:span text:style-name="T22">t think about what the people were paying her for. What they were doing with her. She wouldn</text:span><text:span text:style-name="T24">’</text:span><text:span text:style-name="T22">t have to worry. She could just take their money and go about her day. Once she got to thinking about it, it turned her stomach. <text:s text:c="2"/></text:span></text:p>
      <text:p text:style-name="P5"><text:soft-page-break/><text:span text:style-name="T21"><text:s text:c="5"/></text:span><text:span text:style-name="T22">Something she never wanted to do. So she didn</text:span><text:span text:style-name="T24">’</text:span><text:span text:style-name="T22">t think.</text:span></text:p>
      <text:p text:style-name="P5"><text:span text:style-name="T21"><text:s text:c="5"/></text:span><text:span text:style-name="T22">Helen just shrugged in response.</text:span></text:p>
      <text:p text:style-name="P5"><text:span text:style-name="T21"><text:s text:c="5"/></text:span><text:span text:style-name="T26">Sharon nodded. </text:span><text:span text:style-name="T23">“Oh.”</text:span></text:p>
      <text:p text:style-name="P5"><text:span text:style-name="T21"><text:s text:c="5"/></text:span><text:span text:style-name="T22">Helen looked at her watch. </text:span><text:span text:style-name="T23">“</text:span><text:span text:style-name="T22">Well I best be getting to bed. Gotta get my beauty sleep.</text:span><text:span text:style-name="T23">” </text:span><text:span text:style-name="T22">She stood up and walked back through the kitchen to an empty room upstairs.</text:span></text:p>
      <text:p text:style-name="P6"/>
      <text:h text:style-name="P3" text:outline-level="1">Chapter Six</text:h>
      <text:h text:style-name="P2" text:outline-level="2">The Sports Fan</text:h>
      <text:p text:style-name="P8"/>
      <text:p text:style-name="P5"><text:span text:style-name="T21"><text:s text:c="5"/></text:span><text:span text:style-name="T22">Frank walked out of the den screaming. </text:span><text:span text:style-name="T23">“</text:span><text:span text:style-name="T22">Wow! What a game!</text:span><text:span text:style-name="T23">” </text:span><text:span text:style-name="T22">he shouted through the house. </text:span><text:span text:style-name="T23">“</text:span><text:span text:style-name="T22">What a game indeed! Behind seven zip and they came though with a minute to spare. Haven</text:span><text:span text:style-name="T24">’</text:span><text:span text:style-name="T22">t seen that in ages!</text:span><text:span text:style-name="T23">”</text:span></text:p>
      <text:p text:style-name="P5"><text:span text:style-name="T21"><text:s text:c="5"/></text:span><text:span text:style-name="T22">Walking to the kitchen he saw the open beer bottle on the counter. </text:span><text:span text:style-name="T23">“</text:span><text:span text:style-name="T22">What do we have here?</text:span><text:span text:style-name="T23">” </text:span><text:span text:style-name="T22">He asked the bottle. </text:span><text:span text:style-name="T23">“</text:span><text:span text:style-name="T27">You look lonely. I</text:span><text:span text:style-name="T24">’</text:span><text:span text:style-name="T22">ll keep you company.</text:span><text:span text:style-name="T23">” </text:span><text:span text:style-name="T22">Frank picked up the bottle and took a look around.</text:span></text:p>
      <text:p text:style-name="P5"><text:span text:style-name="T21"><text:s text:c="5"/></text:span><text:span text:style-name="T22">He took a sip.</text:span></text:p>
      <text:p text:style-name="P5"><text:span text:style-name="T21"><text:s text:c="5"/></text:span><text:span text:style-name="T22">The taste of beer mixed with lipstick made him smile. He always enjoyed drinking Sharon</text:span><text:span text:style-name="T24">’</text:span><text:span text:style-name="T22">s leftovers. Had she not left the bottle out, he wouldn</text:span><text:span text:style-name="T24">’</text:span><text:span text:style-name="T22">t have helped himself to it.</text:span></text:p>
      <text:p text:style-name="P5"><text:span text:style-name="T21"><text:s text:c="5"/></text:span><text:span text:style-name="T22">Her loss. He smirked.</text:span></text:p>
      <text:p text:style-name="P5"><text:span text:style-name="T21"><text:s text:c="5"/></text:span><text:span text:style-name="T22">Running back to the den, he stumbled. Damn trick knee. Frank thought. Standing up he limped back into the den. Ever since he had been a Quarterback and had been hit from behind in the middle of his prime. Frank rubbed his knee back and forth. He</text:span><text:span text:style-name="T24">’</text:span><text:span text:style-name="T22">d ice it later. There was more important things going on at the moment.</text:span></text:p>
      <text:p text:style-name="P5"><text:span text:style-name="T21"><text:s text:c="5"/></text:span><text:span text:style-name="T22">He screamed again. </text:span><text:span text:style-name="T23">“Now it</text:span><text:span text:style-name="T24">’</text:span><text:span text:style-name="T22">s time for the basketball game!</text:span><text:span text:style-name="T23">”</text:span></text:p>
      <text:p text:style-name="P5"><text:span text:style-name="T21"><text:s text:c="5"/></text:span><text:span text:style-name="T27">The door slammed shut.</text:span></text:p>
      <text:p text:style-name="P5"><text:span text:style-name="T21"><text:s text:c="5"/></text:span><text:span text:style-name="T22">Sharon hit her head against the floor. </text:span><text:span text:style-name="T23">“Damn” </text:span><text:span text:style-name="T22">she said. </text:span><text:span text:style-name="T23">“</text:span><text:span text:style-name="T22">He took my drink.</text:span><text:span text:style-name="T23">” </text:span><text:span text:style-name="T22">Sneaking out into the kitchen, she opened the fridge up and looked around. The last Corona too. Searching around the fridge, she found a Bud Light. Meh, this will have to do.</text:span></text:p>
      <text:p text:style-name="P5"><text:span text:style-name="T21"><text:s text:c="5"/></text:span><text:span text:style-name="T22">Sharon headed back downstairs, this time with beer in hand.</text:span></text:p>
      <text:p text:style-name="P6"/>
      <text:h text:style-name="P3" text:outline-level="1">Chapter Seven</text:h>
      <text:h text:style-name="P2" text:outline-level="2">The Dancer</text:h>
      <text:p text:style-name="P7"/>
      <text:p text:style-name="P5"><text:span text:style-name="T21"><text:s text:c="5"/></text:span><text:span text:style-name="T22">Entering through the back door, Monique stepped into the house. Six foot two, black, and full of curves, Monique smiled. </text:span><text:span text:style-name="T23">“Honey, I</text:span><text:span text:style-name="T24">’</text:span><text:span text:style-name="T22">m home!</text:span><text:span text:style-name="T23">” </text:span><text:span text:style-name="T22">She yelled throughout the house. There was no response. Adam was even quiet except for the snoring.</text:span></text:p>
      <text:p text:style-name="P5"><text:span text:style-name="T21"><text:s text:c="5"/></text:span><text:span text:style-name="T22">Monique looked around. Huh quiet night. People aren</text:span><text:span text:style-name="T24">’</text:span><text:span text:style-name="T22">t up. Strange. She thought. What kind of place is this anyway? She had just come from the club and was still in the mood for dancing. Looking to the couch she saw Adam. Damn kid. Monique rested her hands on her hips. Eh, he never was good for dancing anyways. Didn</text:span><text:span text:style-name="T24">’</text:span><text:span text:style-name="T22">t have the right rhythm for it.</text:span></text:p>
      <text:p text:style-name="P5"><text:span text:style-name="T21"><text:s text:c="5"/></text:span><text:span text:style-name="T25">“</text:span><text:span text:style-name="T27">Yoohoo!</text:span><text:span text:style-name="T23">” </text:span><text:span text:style-name="T22">Monique said in a high pitched noise. </text:span><text:span text:style-name="T23">“</text:span><text:span text:style-name="T22">Honey you home?</text:span><text:span text:style-name="T23">”</text:span></text:p>
      <text:p text:style-name="P5"><text:span text:style-name="T21"><text:s text:c="5"/></text:span><text:span text:style-name="T25">“</text:span><text:span text:style-name="T23">Buttercup?”</text:span></text:p>
      <text:p text:style-name="P5"><text:span text:style-name="T21"><text:s text:c="5"/></text:span><text:span text:style-name="T22">Monique walked upstairs to her bedroom. It was time to change and get ready to go out again. Monique never grew tired of dancing. She didn</text:span><text:span text:style-name="T24">’</text:span><text:span text:style-name="T22">t care what kind of dancing it was. As long as she was moving her hips to the sound of music, she was good.</text:span></text:p>
      <text:p text:style-name="P6"/>
      <text:h text:style-name="P3" text:outline-level="1">Chapter Eight</text:h>
      <text:h text:style-name="P2" text:outline-level="2">The Joker</text:h>
      <text:p text:style-name="P7"/>
      <text:p text:style-name="P5"><text:span text:style-name="T21"><text:s text:c="5"/></text:span><text:span text:style-name="T22">Matt walked up the stairs that led to the kitchen. Upon seeing Sharon he was about to say hello, but saw that she had passed out. Man for an alcoholic, she sure can</text:span><text:span text:style-name="T24">’</text:span><text:span text:style-name="T22">t hold her liquor. He thought.</text:span></text:p>
      <text:p text:style-name="P5"><text:span text:style-name="T21"><text:s text:c="5"/></text:span><text:span text:style-name="T22">Oh well, we</text:span><text:span text:style-name="T24">’</text:span><text:span text:style-name="T22">ll just put this right here for when she wakes up. Placing a hand buzzer under Sharon</text:span><text:span text:style-name="T24">’</text:span><text:span text:style-name="T22">s hand he chuckled to himself. When she wakes up, she</text:span><text:span text:style-name="T24">’</text:span><text:span text:style-name="T22">ll have a nice little jolt to ensure she</text:span><text:span text:style-name="T24">’</text:span><text:span text:style-name="T23">s awake.</text:span></text:p>
      <text:p text:style-name="P5"><text:span text:style-name="T21"><text:s text:c="5"/></text:span><text:span text:style-name="T22">In his eyes he was helping. Sure it was at the expense of another person, but hey at least he was helping.</text:span></text:p>
      <text:p text:style-name="P5"><text:span text:style-name="T21"><text:s text:c="5"/></text:span><text:span text:style-name="T22">Walking into the living room, Matt picked up a seat cushion and put a whoopie cushion underneath it.</text:span></text:p>
      <text:p text:style-name="P5"><text:span text:style-name="T21"><text:s text:c="5"/></text:span><text:span text:style-name="T22">He smiled, the stage was set for the next sucker to walk in and sit down. Crossing the room he sat in a chair in the entryway. He would wait for the fun to begin.</text:span></text:p>
      <text:p text:style-name="P6"/>
      <text:h text:style-name="P3" text:outline-level="1">Chapter Nine</text:h>
      <text:h text:style-name="P2" text:outline-level="2">The Fighter</text:h>
      <text:p text:style-name="P7"/>
      <text:p text:style-name="P5"><text:span text:style-name="T21"><text:s text:c="5"/></text:span><text:span text:style-name="T22">The garage door opened. A few moments later, Wil walked through the door. Closing the garage he walked in the house. Wil put the keys to his motorcycle on a hook in the kitchen and opened the fridge.</text:span></text:p>
      <text:p text:style-name="P5"><text:span text:style-name="T21"><text:s text:c="5"/></text:span><text:span text:style-name="T22">Grabbing a big plate of cold pasta, Wil heated it in the microwave and then walked into the living room. Sitting down the whoopie cushion went off. Wil jumped. Then the laughing started.</text:span></text:p>
      <text:p text:style-name="P5"><text:span text:style-name="T21"><text:s text:c="5"/></text:span><text:span text:style-name="T22">He looked across the room to the front door where Matt was seated. </text:span><text:span text:style-name="T23">“Very funny Matt.” </text:span><text:span text:style-name="T22">He said.</text:span></text:p>
      <text:p text:style-name="P5"><text:span text:style-name="T21"><text:s text:c="5"/></text:span><text:span text:style-name="T30">Matt shrugged. </text:span><text:span text:style-name="T23">“</text:span><text:span text:style-name="T22">Hey, what can I say? It</text:span><text:span text:style-name="T24">’</text:span><text:span text:style-name="T22">s what I do.</text:span><text:span text:style-name="T23">”</text:span></text:p>
      <text:p text:style-name="P5"><text:span text:style-name="T21"><text:s text:c="5"/></text:span><text:span text:style-name="T29">Wil nodded. </text:span><text:span text:style-name="T23">“Uh huh.” </text:span><text:span text:style-name="T22">He said. </text:span><text:span text:style-name="T23">“</text:span><text:span text:style-name="T22">Oh well, I</text:span><text:span text:style-name="T24">’</text:span><text:span text:style-name="T22">ll fight ya later. Just cleared some guy</text:span><text:span text:style-name="T24">’</text:span><text:span text:style-name="T22">s clock out on 12th street. He</text:span><text:span text:style-name="T24">’</text:span><text:span text:style-name="T22">ll have a nice nap until morning. For now, I</text:span><text:span text:style-name="T24">’m just starvin’</text:span><text:span text:style-name="T23">.” </text:span><text:span text:style-name="T22">Wil took a big bite of pasta.</text:span></text:p>
      <text:p text:style-name="P6"/>
      <text:h text:style-name="P3" text:outline-level="1">Chapter Ten</text:h>
      <text:h text:style-name="P2" text:outline-level="2">Finding Each Other</text:h>
      <text:p text:style-name="P7"/>
      <text:p text:style-name="P5"><text:span text:style-name="T21"><text:s text:c="5"/></text:span><text:span text:style-name="T22">Monique exited her room and stood on the stairway overlooking the living room. Wil looked up to her and waved. Monique waved back.</text:span></text:p>
      <text:p text:style-name="P5"><text:span text:style-name="T21"><text:s text:c="5"/></text:span><text:span text:style-name="T22">Matt looked up from his spot near the front door and smiled. He always enjoyed seeing Monique. She was always full of energy.</text:span></text:p>
      <text:p text:style-name="P5"><text:span text:style-name="T21"><text:s text:c="5"/></text:span><text:span text:style-name="T22">Monique started clapping. </text:span><text:span text:style-name="T23">“</text:span><text:span text:style-name="T22">Wake up everyone! Come on out here for a second. Meeting! Meeting!</text:span><text:span text:style-name="T23">” </text:span><text:span text:style-name="T22">She yelled. </text:span><text:span text:style-name="T23">“Let</text:span><text:span text:style-name="T24">’</text:span><text:span text:style-name="T22">s all get down here. Come on!</text:span><text:span text:style-name="T23">”</text:span></text:p>
      <text:p text:style-name="P5"><text:span text:style-name="T21"><text:s text:c="5"/></text:span><text:span text:style-name="T22">One by one the inhabitants of the house came from their different hiding places. Sharon yelled as she hit the hand buzzard. </text:span><text:span text:style-name="T23">“</text:span><text:span text:style-name="T22">Son of a-!</text:span><text:span text:style-name="T23">” </text:span><text:span text:style-name="T22">She stumbled out from the basement stairs and stumbled into the living room.</text:span></text:p>
      <text:p text:style-name="P5"><text:span text:style-name="T21"><text:s text:c="5"/></text:span><text:span text:style-name="T22">Monique counted as every one of them walked into the room.</text:span></text:p>
      <text:p text:style-name="P5"><text:span text:style-name="T21"><text:s text:c="5"/></text:span><text:span text:style-name="T25">“</text:span><text:span text:style-name="T27">Oh good, we</text:span><text:span text:style-name="T24">’</text:span><text:span text:style-name="T22">re all here.</text:span><text:span text:style-name="T23">” </text:span><text:span text:style-name="T22">Monique said. The big black woman</text:span><text:span text:style-name="T24">’</text:span><text:span text:style-name="T22">s hands waved about excitedly. </text:span><text:span text:style-name="T23">“</text:span><text:span text:style-name="T22">Wait where</text:span><text:span text:style-name="T24">’</text:span><text:span text:style-name="T31">s Rachelle?</text:span><text:span text:style-name="T23">”</text:span></text:p>
      <text:p text:style-name="P5"><text:span text:style-name="T21"><text:s text:c="5"/></text:span><text:span text:style-name="T25">“</text:span><text:span text:style-name="T22">She didn</text:span><text:span text:style-name="T24">’</text:span><text:span text:style-name="T22">t make it</text:span><text:span text:style-name="T23">” Wil said, “</text:span><text:span text:style-name="T22">You knew she couldn</text:span><text:span text:style-name="T24">’</text:span><text:span text:style-name="T22">t be here. We told you this was a close friends only party. She</text:span><text:span text:style-name="T24">’</text:span><text:span text:style-name="T22">s not a close friend!</text:span><text:span text:style-name="T23">” </text:span><text:span text:style-name="T22">He yelled at Monique.</text:span></text:p>
      <text:p text:style-name="P5"><text:span text:style-name="T21"><text:s text:c="5"/></text:span><text:span text:style-name="T22">Monique looked at Wil and frowned. </text:span><text:span text:style-name="T23">“</text:span><text:span text:style-name="T22">But I want Harry to meet her! Besides, she</text:span><text:span text:style-name="T24">’</text:span><text:span text:style-name="T22">s a close friend of mine!</text:span><text:span text:style-name="T23">” </text:span><text:span text:style-name="T22">Resting her hands on her hips, she shifted her weight back and forth quickly daring Wil to make a move.</text:span></text:p>
      <text:p text:style-name="P5"><text:span text:style-name="T21"><text:s text:c="5"/></text:span><text:span text:style-name="T22">Wil stood his ground. </text:span><text:span text:style-name="T23">“</text:span><text:span text:style-name="T22">She might be a friend of yours, but she ain</text:span><text:span text:style-name="T24">’</text:span><text:span text:style-name="T22">t a friend of ours!</text:span><text:span text:style-name="T23">” </text:span><text:span text:style-name="T22">He folded his arms.</text:span></text:p>
      <text:p text:style-name="P5"><text:span text:style-name="T21"><text:s text:c="5"/></text:span><text:span text:style-name="T25">“</text:span><text:span text:style-name="T22">For the love of mud!</text:span><text:span text:style-name="T23">” </text:span><text:span text:style-name="T22">Adam screamed. </text:span><text:span text:style-name="T23">“Can</text:span><text:span text:style-name="T24">’</text:span><text:span text:style-name="T22">t you all just shut up! I am trying to sleep here! You</text:span><text:span text:style-name="T24">’</text:span><text:span text:style-name="T22">re making it very difficult!</text:span><text:span text:style-name="T23">” </text:span><text:span text:style-name="T22">He said trying to find a more comfortable place on the couch. His head buried in a pillow, Adam was trying to drown out sound and keep light out. Pulling the pillow over his head, his face buried in the couch cushion now, he tried anything to keep the noise and light from interfering with his sleep.</text:span></text:p>
      <text:p text:style-name="P5"><text:span text:style-name="T21"><text:s text:c="5"/></text:span><text:span text:style-name="T24">Monique frowned. </text:span><text:span text:style-name="T23">“</text:span><text:span text:style-name="T31">Humpf.</text:span><text:span text:style-name="T23">” </text:span><text:span text:style-name="T22">She said. </text:span><text:span text:style-name="T23">“</text:span><text:span text:style-name="T22">Fine. Harry will be here any moment. Everyone hide. We</text:span><text:span text:style-name="T24">’</text:span><text:span text:style-name="T22">ll surprise him when he gets here!</text:span><text:span text:style-name="T23">”</text:span></text:p>
      <text:p text:style-name="P5"><text:span text:style-name="T21"><text:s text:c="5"/></text:span><text:span text:style-name="T22">Frank started walking back towards the den. He had a game to watch.</text:span></text:p>
      <text:p text:style-name="P5"><text:span text:style-name="T21"><text:s text:c="5"/></text:span><text:span text:style-name="T25">“</text:span><text:span text:style-name="T22">Stop it right there mister!</text:span><text:span text:style-name="T23">” </text:span><text:span text:style-name="T24">Monique said. </text:span><text:span text:style-name="T23">“Don</text:span><text:span text:style-name="T24">’</text:span><text:span text:style-name="T22">t you dare go back in there. No game for you!</text:span><text:span text:style-name="T23">”</text:span></text:p>
      <text:p text:style-name="P5"><text:span text:style-name="T21"><text:s text:c="5"/></text:span><text:span text:style-name="T22">Frank turned around. </text:span><text:span text:style-name="T23">“</text:span><text:span text:style-name="T24">Oh come on Monique. I was going to hide in there. I promise I’</text:span><text:span text:style-name="T22">ll come back out when he gets here.</text:span><text:span text:style-name="T23">”</text:span></text:p>
      <text:p text:style-name="P5"><text:soft-page-break/><text:span text:style-name="T21"><text:s text:c="5"/></text:span><text:span text:style-name="T22">Monique shook her head. </text:span><text:span text:style-name="T23">“</text:span><text:span text:style-name="T28">Oh hell no. You ain</text:span><text:span text:style-name="T24">’</text:span><text:span text:style-name="T22">t gonna be pulling that on us mister. We</text:span><text:span text:style-name="T24">’</text:span><text:span text:style-name="T22">re all here for a reason. Don</text:span><text:span text:style-name="T24">’</text:span><text:span text:style-name="T22">t you be hiding.</text:span><text:span text:style-name="T23">”</text:span></text:p>
      <text:p text:style-name="P5"><text:span text:style-name="T21"><text:s text:c="5"/></text:span><text:span text:style-name="T22">Frank nodded and walked towards the couch. As he crouched behind it, Frank looked outside. </text:span><text:span text:style-name="T23">“</text:span><text:span text:style-name="T22">Hey, should we let the kid know he can come in now?</text:span><text:span text:style-name="T23">” </text:span><text:span text:style-name="T22">He tapped on the window. </text:span><text:span text:style-name="T23">“</text:span><text:span text:style-name="T27">Dude get in here!</text:span><text:span text:style-name="T23">”</text:span></text:p>
      <text:p text:style-name="P5"><text:span text:style-name="T21"><text:s text:c="5"/></text:span><text:span text:style-name="T22">Tim ignored them all. He would come in when he had the time.</text:span></text:p>
      <text:p text:style-name="P6"/>
      <text:h text:style-name="P3" text:outline-level="1">Chapter Eleven</text:h>
      <text:h text:style-name="P2" text:outline-level="2">The Owner</text:h>
      <text:p text:style-name="P7"/>
      <text:p text:style-name="P14"><text:span text:style-name="T21"><text:s text:c="5"/></text:span><text:span text:style-name="T22">Headlights shined in the window. People scattered to different hiding places throughout the house. The sound of a door opening and closing. The car door locking. Footsteps up to the front door. Another key unlocking and opening the door. A man stepped in and turned on the lights.</text:span></text:p>
      <text:p text:style-name="P14"><text:span text:style-name="T21"><text:s text:c="5"/>“</text:span><text:span text:style-name="T22">Surprise!” The voices came out from their hiding places surrounding Harry. He was startled and shocked. Not frightened, just shocked they were there all at once. Harry crossed the room and stood against the fireplace trying to wrap his head around it all.</text:span></text:p>
      <text:p text:style-name="P14"><text:span text:style-name="T21"><text:s text:c="5"/></text:span><text:span text:style-name="T22">Harry looked at them. Unsure of how to act or respond. He simply stood there leaning against the fireplace. You can’t be here, he thought. You just can’t be here. It’s not possible. His mind raced. I don’t want you here. Just go away. You aren’t invited. This is my house. I don’t want you here.</text:span></text:p>
      <text:p text:style-name="P14"><text:span text:style-name="T21"><text:s text:c="5"/></text:span><text:span text:style-name="T22">His guests stood there staring back at him. Some looked to the floor unsure of how to act. Others sat down on the sofa, in a chair, on the floor. A set of twins played in the corner with an oversize ball oblivious to it all.</text:span></text:p>
      <text:p text:style-name="P14"><text:span text:style-name="T21"><text:s text:c="5"/></text:span><text:span text:style-name="T22">Adam woke from his sleep on the couch. Drool was dripping down his mouth. Sitting up he looked around. There were more people here than when he fell asleep he noticed. Using the sleeve of his shirt he wiped his mouth off. “Y’all are noisy.” He said. “Can’t a guy get a decent nights sleep around here?”</text:span></text:p>
      <text:p text:style-name="P14"><text:span text:style-name="T21"><text:s text:c="5"/></text:span><text:span text:style-name="T22">The others glared at him not amused with his inability to stay awake. It was of course what he did best. Find a comfortable place to crash and then crash.</text:span></text:p>
      <text:p text:style-name="P14"><text:span text:style-name="T21"><text:s text:c="5"/></text:span><text:span text:style-name="T22">Harry walked over to a chair and sat down. Adam looked over to Harry. He had a smirk on his face. “Martini?” Harry nodded as Adam rushed to the other side of the room to fix him a drink.</text:span></text:p>
      <text:p text:style-name="P14"><text:span text:style-name="T21"><text:s text:c="5"/>“</text:span><text:span text:style-name="T22">Not too much of that.” Sharon said. “You need to be polite and share with your guests.” Walking over to Adam, she took the drink from him. Taking a sip she walked it over to Harry. “Here you are sugar, not the best in the world. But it tastes okay.”</text:span></text:p>
      <text:p text:style-name="P14"><text:span text:style-name="T21"><text:s text:c="5"/></text:span><text:span text:style-name="T22">Adam smiled, his work done he laid on the floor and fell back asleep.</text:span></text:p>
      <text:p text:style-name="P14"><text:span text:style-name="T21"><text:s text:c="5"/></text:span><text:span text:style-name="T22">Harry accepted the drink and took a gulp. This wasn’t happening, he thought, it wasn’t happening. All these people here at once. Too many people. Too many voices. Just way too many. His hands started to shake. Harry took a small sip of his drink trying to calm down. He wasn’t a fan of parties, especially ones with that many people in them. Harry was more of a conservative fellow when it came to friendships. Not too many and it was perfect. Have more than a handful and you’d have to entertain them all. He was not in the mood to entertain these people, whoever they were.</text:span></text:p>
      <text:p text:style-name="P14"><text:span text:style-name="T21"><text:s text:c="5"/></text:span><text:span text:style-name="T22">Violet walked over to him. Putting her arm around his neck she leaned in. “I bet you’ll leave here before midnight.” She said. “Something tells me I’m right.” Violet sat on the chair’s </text:span><text:soft-page-break/><text:span text:style-name="T22">armrest for a moment and started to nibble on Harry’s ear. He relaxed his head back a little letting her explore his ear with her tongue.</text:span></text:p>
      <text:p text:style-name="P14"><text:span text:style-name="T21"><text:s text:c="5"/>“</text:span><text:span text:style-name="T22">Tramp.” Helen came walking up to Violet. “Let a professional show you how it’s done.” Pushing Violet to the side, she straddled Harry and started kissing his neck. The others watched in amusement. Violet fell to the floor with a loud thud. Looking up from her new position, she looked at Helen with disgust.</text:span></text:p>
      <text:p text:style-name="P14"><text:span text:style-name="T21"><text:s text:c="5"/></text:span><text:span text:style-name="T22">Tim walked into the room from the porch and looked at Helen. “You’re doing it wrong.” He said.</text:span></text:p>
      <text:p text:style-name="P14"><text:span text:style-name="T21"><text:s text:c="5"/></text:span><text:span text:style-name="T22">Helen stopped kissing Harry’s neck and looked over. “How would you know?” She asked. “I’ve been doing this a lot longer than you have and you still haven’t hit puberty yet.”</text:span></text:p>
      <text:p text:style-name="P14"><text:span text:style-name="T21"><text:s text:c="5"/></text:span><text:span text:style-name="T22">Tim, holding up the book gestured to its title: Sensual Kissing. “I read remember?” Shaking his head he plopped down in a nearby chair and opened the book to his last place of reading. No one noticed him anyway that’s how he liked it.</text:span></text:p>
      <text:p text:style-name="P14"><text:span text:style-name="T21"><text:s text:c="5"/></text:span><text:span text:style-name="T22">Harry looked to Tim and then back to Helen. “What the hell is going on here?” He asked pushing Helen to the side. Helen stood up before falling to the floor and took a step back.</text:span></text:p>
      <text:p text:style-name="P14"><text:span text:style-name="T21"><text:s text:c="5"/></text:span><text:span text:style-name="T22">Monique walked up to Harry, “I was going to invite my friend but I was told she wasn’t allowed to come.” She said. “Wil said that this was only a party for close friends.”</text:span></text:p>
      <text:p text:style-name="P14"><text:span text:style-name="T21"><text:s text:c="5"/></text:span><text:span text:style-name="T22">Harry leaned forward and placed his head between his knees. “Party?” He asked. “Who are you people? Why are you here?!”</text:span></text:p>
      <text:p text:style-name="P14"><text:span text:style-name="T21"><text:s text:c="5"/></text:span><text:span text:style-name="T22">Frank looked over to Harry. “Hey man, you missed a great game!”</text:span></text:p>
      <text:p text:style-name="P14"><text:span text:style-name="T21"><text:s text:c="5"/></text:span><text:span text:style-name="T22">Sharon looked around for a beer bottle. She needed something to drink. There were none in sight. Dammit. Taking the Martini from Harry she smiled. “Thanks sugar.” She gulped it down quickly. Walking over to the drink cart, she made herself a second and then a third.</text:span></text:p>
      <text:p text:style-name="P14"><text:span text:style-name="T21"><text:s text:c="5"/></text:span><text:span text:style-name="T22">Violet looked at Harry. “You know us baby.” She said. “We’ve been with you a long time.” Lifting his head up, Violet looked into his eyes. “Don’t you remember?”</text:span></text:p>
      <text:p text:style-name="P14"><text:span text:style-name="T21"><text:s text:c="5"/></text:span><text:span text:style-name="T22">Harry’s thoughts were turned back to his late teens. It was then he had made friends with these people. Once he met them they stuck around and wouldn’t ever leave. No one else could see them though, that was the weird part about it. They acknowledged him and he acknowledged them right back. People had looked at him strange when they saw him talking to his friends in the grocery store or at the mall. In the drive thru at McDonalds. Harry thought they had no business interfering in his life so he ignored them.</text:span></text:p>
      <text:p text:style-name="P14"><text:span text:style-name="T21"><text:s text:c="5"/></text:span><text:span text:style-name="T22">Looking around the house and to the people, Harry continued shaking. “Where am I?” He asked. “I don’t recognize this place.”</text:span></text:p>
      <text:p text:style-name="P14"><text:span text:style-name="T21"><text:s text:c="5"/></text:span><text:span text:style-name="T22">Tim looked up from his book. “You’re home Harry. Where you belong.”</text:span></text:p>
      <text:p text:style-name="P14"><text:span text:style-name="T21"><text:s text:c="5"/></text:span><text:span text:style-name="T22">Another voice spoke. A distant voice. Not coming from the room but from someplace else. The lights in the house brightened. Too bright for Harry to keep his eyes open.</text:span></text:p>
      <text:p text:style-name="P14"><text:span text:style-name="T21"><text:s text:c="5"/></text:span><text:span text:style-name="T22">A doctor stood over Harry’s lifeless body with a flashlight. Running it back and forth over his open eyes, the man hummed to himself. Looking to an orderly he shrugged. “I think we’ve lost him this time Joe. His hallucinations finally grabbed hold of him. He’s too far gone. You can remove the restraints, he’s in a coma. He won’t be getting up anytime soon.”</text:span></text:p>
      <text:p text:style-name="P14"><text:span text:style-name="T21"><text:s text:c="5"/></text:span><text:span text:style-name="T22">As the orderly did as he was instructed, the doctor shook his head. Putting the flashlight back in his pocket he walked down the hallway making notes on a piece of paper. Poor kid, he thought, maybe someday you’ll be freed from your demons. For now I hope they play nice.</text:span></text:p>
      <text:p text:style-name="P15"/>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wiss"/>
    <style:font-face style:name="Arial1" svg:font-family="Arial" style:font-family-generic="system" style:font-pitch="variable"/>
    <style:font-face style:name="Georgia" svg:font-family="Georgia" style:font-family-generic="roman"/>
    <style:font-face style:name="Georgia1" svg:font-family="Georgia" style:font-family-generic="roman" style:font-pitch="variable"/>
    <style:font-face style:name="Helvetica" svg:font-family="Helvetica, 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ody" style:family="paragraph">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fo:color="#000000" loext:opacity="100%" style:text-outline="false" style:text-line-through-style="none" style:text-line-through-type="none" style:text-position="0% 100%" style:font-name="Helvetica"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loext:hyphenation-no-caps="false" loext:hyphenation-no-last-word="false" loext:hyphenation-word-char-count="5" loext:hyphenation-zone="no-limi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4</text:page-number><text:s/>of <text:page-count>16</text:page-count>) <text:date style:data-style-name="N37" text:date-value="2026-02-08T00:12:36.212861649">02/0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8T00:12:36.103781644</dc:date>
    <meta:editing-duration>PT20M13S</meta:editing-duration>
    <meta:editing-cycles>11</meta:editing-cycles>
    <meta:generator>LibreOffice/24.2.7.2$Linux_X86_64 LibreOffice_project/420$Build-2</meta:generator>
    <meta:print-date>2023-11-18T19:55:35.459000000</meta:print-date>
    <meta:printed-by>PDF files</meta:printed-by>
    <meta:document-statistic meta:table-count="0" meta:image-count="0" meta:object-count="0" meta:page-count="16" meta:paragraph-count="147" meta:word-count="4816" meta:character-count="26511" meta:non-whitespace-character-count="21233"/>
  </office:meta>
</office:document-meta>
</file>